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loext:graphic-properties draw:fill="solid" draw:fill-color="#cc0000" draw:opacity="100%"/>
      <style:paragraph-properties fo:background-color="#cc0000"/>
    </style:style>
    <style:style style:name="P5" style:family="paragraph" style:parent-style-name="Text_20_body">
      <style:text-properties officeooo:paragraph-rsid="000dfaa5"/>
    </style:style>
    <style:style style:name="P6" style:family="paragraph" style:parent-style-name="Text_20_body">
      <loext:graphic-properties draw:fill="none" draw:fill-color="#ffffff" draw:opacity="100%"/>
      <style:text-properties officeooo:paragraph-rsid="001248b4"/>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loext:graphic-properties draw:fill="solid" draw:fill-color="#b2b2b2" draw:opacity="100%"/>
      <style:paragraph-properties fo:margin-top="0cm" fo:margin-bottom="0.499cm" loext:contextual-spacing="false" fo:background-color="#b2b2b2"/>
    </style:style>
    <style:style style:name="P9" style:family="paragraph" style:parent-style-name="Preformatted_20_Text">
      <loext:graphic-properties draw:fill="solid" draw:fill-color="#b2b2b2" draw:opacity="100%"/>
      <style:paragraph-properties fo:background-color="#b2b2b2"/>
    </style:style>
    <style:style style:name="P10" style:family="paragraph" style:parent-style-name="Preformatted_20_Text">
      <loext:graphic-properties draw:fill="solid" draw:fill-color="#cc0000" draw:opacity="100%"/>
      <style:paragraph-properties fo:background-color="#cc0000"/>
    </style:style>
    <style:style style:name="P11" style:family="paragraph" style:parent-style-name="Preformatted_20_Text">
      <loext:graphic-properties draw:fill="solid" draw:fill-color="#b2b2b2" draw:opacity="100%"/>
      <style:paragraph-properties fo:background-color="#b2b2b2"/>
      <style:text-properties officeooo:paragraph-rsid="000dfaa5"/>
    </style:style>
    <style:style style:name="P12" style:family="paragraph" style:parent-style-name="Preformatted_20_Text">
      <loext:graphic-properties draw:fill="solid" draw:fill-color="#b2b2b2" draw:opacity="100%"/>
      <style:paragraph-properties fo:background-color="#b2b2b2"/>
      <style:text-properties officeooo:paragraph-rsid="000fadee"/>
    </style:style>
    <style:style style:name="P13" style:family="paragraph" style:parent-style-name="Preformatted_20_Text">
      <loext:graphic-properties draw:fill="solid" draw:fill-color="#b2b2b2" draw:opacity="100%"/>
      <style:paragraph-properties fo:background-color="#b2b2b2"/>
      <style:text-properties officeooo:paragraph-rsid="001003f0"/>
    </style:style>
    <style:style style:name="P14" style:family="paragraph" style:parent-style-name="Preformatted_20_Text">
      <loext:graphic-properties draw:fill="solid" draw:fill-color="#b2b2b2" draw:opacity="100%"/>
      <style:paragraph-properties fo:background-color="#b2b2b2"/>
      <style:text-properties officeooo:paragraph-rsid="0010d67e"/>
    </style:style>
    <style:style style:name="P15" style:family="paragraph" style:parent-style-name="Preformatted_20_Text">
      <loext:graphic-properties draw:fill="none" draw:fill-color="#ffffff" draw:opacity="100%"/>
      <style:text-properties officeooo:paragraph-rsid="0010d67e"/>
    </style:style>
    <style:style style:name="P16" style:family="paragraph" style:parent-style-name="Preformatted_20_Text">
      <loext:graphic-properties draw:fill="none" draw:fill-color="#ffffff" draw:opacity="100%"/>
      <style:text-properties officeooo:paragraph-rsid="001248b4"/>
    </style:style>
    <style:style style:name="P17" style:family="paragraph" style:parent-style-name="Preformatted_20_Text">
      <loext:graphic-properties draw:fill="none" draw:fill-color="#ffffff" draw:opacity="100%"/>
      <style:text-properties officeooo:rsid="00171f7f" officeooo:paragraph-rsid="00171f7f"/>
    </style:style>
    <style:style style:name="P18" style:family="paragraph" style:parent-style-name="Standard">
      <style:text-properties officeooo:rsid="0015169d" officeooo:paragraph-rsid="0015169d"/>
    </style:style>
    <style:style style:name="P19" style:family="paragraph" style:parent-style-name="Standard">
      <style:paragraph-properties fo:break-before="page"/>
    </style:style>
    <style:style style:name="P20" style:family="paragraph" style:parent-style-name="Text_20_body">
      <style:paragraph-properties fo:break-before="page"/>
      <style:text-properties officeooo:paragraph-rsid="000dfaa5"/>
    </style:style>
    <style:style style:name="P21" style:family="paragraph" style:parent-style-name="Heading_20_3">
      <loext:graphic-properties draw:fill="none" draw:fill-color="#ffffff" draw:opacity="100%"/>
      <style:text-properties officeooo:paragraph-rsid="001248b4"/>
    </style:style>
    <style:style style:name="P22" style:family="paragraph" style:parent-style-name="Standard" style:list-style-name="L1">
      <style:text-properties officeooo:rsid="0015169d" officeooo:paragraph-rsid="0015169d"/>
    </style:style>
    <style:style style:name="P23" style:family="paragraph" style:parent-style-name="Preformatted_20_Text" style:list-style-name="L2"/>
    <style:style style:name="P24" style:family="paragraph" style:parent-style-name="Preformatted_20_Text" style:list-style-name="L4">
      <loext:graphic-properties draw:fill="none" draw:fill-color="#ffffff" draw:opacity="100%"/>
      <style:text-properties officeooo:paragraph-rsid="0010d67e"/>
    </style:style>
    <style:style style:name="P25" style:family="paragraph" style:parent-style-name="Text_20_body" style:list-style-name="L3">
      <style:text-properties officeooo:paragraph-rsid="000dfaa5"/>
    </style:style>
    <style:style style:name="P26" style:family="paragraph" style:parent-style-name="Text_20_body">
      <loext:graphic-properties draw:fill="none" draw:fill-color="#ffffff" draw:opacity="100%"/>
      <style:text-properties officeooo:paragraph-rsid="001755eb"/>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0dfaa5" style:font-size-asian="12pt" style:font-size-complex="12pt"/>
    </style:style>
    <style:style style:name="T5" style:family="text">
      <style:text-properties style:font-name="Times New Roman" fo:font-size="12pt" officeooo:rsid="001248b4" style:font-size-asian="12pt" style:font-size-complex="12pt"/>
    </style:style>
    <style:style style:name="T6" style:family="text">
      <style:text-properties style:font-name="Times New Roman" fo:font-size="12pt" officeooo:rsid="0010d67e" fo:background-color="transparent" loext:char-shading-value="0" style:font-size-asian="12pt" style:font-size-complex="12pt"/>
    </style:style>
    <style:style style:name="T7" style:family="text">
      <style:text-properties style:font-name="Times New Roman" fo:font-size="12pt" officeooo:rsid="001248b4" fo:background-color="transparent" loext:char-shading-value="0" style:font-size-asian="12pt" style:font-size-complex="12pt"/>
    </style:style>
    <style:style style:name="T8" style:family="text">
      <style:text-properties fo:color="#00cc00"/>
    </style:style>
    <style:style style:name="T9" style:family="text">
      <style:text-properties fo:color="#00cc00" style:font-name="Times New Roman"/>
    </style:style>
    <style:style style:name="T10" style:family="text">
      <style:text-properties fo:color="#00cc00" style:font-name="Times New Roman" fo:font-size="12pt" officeooo:rsid="0010d67e" fo:background-color="transparent" loext:char-shading-value="0" style:font-size-asian="12pt" style:font-size-complex="12pt"/>
    </style:style>
    <style:style style:name="T11" style:family="text">
      <style:text-properties fo:color="#00cc00" style:font-name="Times New Roman" fo:font-size="12pt" officeooo:rsid="001248b4" fo:background-color="transparent" loext:char-shading-value="0" style:font-size-asian="12pt" style:font-size-complex="12pt"/>
    </style:style>
    <style:style style:name="T12" style:family="text">
      <style:text-properties fo:color="#00cc00" officeooo:rsid="001248b4"/>
    </style:style>
    <style:style style:name="T13" style:family="text">
      <style:text-properties fo:font-size="12pt" style:font-size-asian="12pt" style:font-size-complex="12pt"/>
    </style:style>
    <style:style style:name="T14" style:family="text">
      <style:text-properties fo:font-size="12pt" officeooo:rsid="000dfaa5" style:font-size-asian="12pt" style:font-size-complex="12pt"/>
    </style:style>
    <style:style style:name="T15" style:family="text">
      <style:text-properties fo:font-size="12pt" officeooo:rsid="0010d67e" style:font-size-asian="12pt" style:font-size-complex="12pt"/>
    </style:style>
    <style:style style:name="T16" style:family="text">
      <style:text-properties fo:font-size="12pt" officeooo:rsid="000dfaa5" fo:background-color="transparent" loext:char-shading-value="0" style:font-size-asian="12pt" style:font-size-complex="12pt"/>
    </style:style>
    <style:style style:name="T17" style:family="text">
      <style:text-properties fo:font-size="12pt" officeooo:rsid="0010d67e" fo:background-color="transparent" loext:char-shading-value="0" style:font-size-asian="12pt" style:font-size-complex="12pt"/>
    </style:style>
    <style:style style:name="T18" style:family="text">
      <style:text-properties fo:font-size="12pt" officeooo:rsid="001248b4" fo:background-color="transparent" loext:char-shading-value="0" style:font-size-asian="12pt" style:font-size-complex="12pt"/>
    </style:style>
    <style:style style:name="T19" style:family="text">
      <style:text-properties fo:font-size="12pt" officeooo:rsid="001755eb" fo:background-color="transparent" loext:char-shading-value="0" style:font-size-asian="12pt" style:font-size-complex="12pt"/>
    </style:style>
    <style:style style:name="T20" style:family="text">
      <style:text-properties fo:color="#ff3333" style:font-name="Times New Roman"/>
    </style:style>
    <style:style style:name="T21"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ersion un exemple</text:p>
      <text:p text:style-name="P9"><text:span text:style-name="Source_20_Text">php composer.phar create-project liuggio/symfony2-rest-api-the-best-2013-way blog-rest-symfony2 -sdev</text:span></text:p>
      <text:p text:style-name="P9"><text:span text:style-name="Source_20_Text">cd blog-rest-symfony2</text:span></text:p>
      <text:p text:style-name="P9"><text:span text:style-name="Source_20_Text">git checkout -f part1</text:span></text:p>
      <text:p text:style-name="P9"><text:span text:style-name="Source_20_Text">php app/console doctrine:database:create</text:span></text:p>
      <text:p text:style-name="P9"><text:span text:style-name="Source_20_Text">php app/console doctrine:schema:create</text:span></text:p>
      <text:p text:style-name="P8"><text:span text:style-name="Source_20_Text">bin/phpunit -c app</text:span></text:p>
      <text:h text:style-name="Heading_20_2" text:outline-level="2"><text:bookmark text:name="step-1a-the-application"/>Step 1.A Configurer l'application<text:a xlink:type="simple" xlink:href="http://welcometothebundle.com/symfony2-rest-api-the-best-2013-way/#step-1a-the-application" office:name="#step-1a-the-application" text:style-name="Internet_20_link" text:visited-style-name="Visited_20_Internet_20_Link">¶</text:a></text:h>
      <text:p text:style-name="P1"><text:tab/>Créer l'application et rajouter les dev requirent</text:p>
      <text:p text:style-name="P9"><text:span text:style-name="Source_20_Text">php composer.phar require "friendsofsymfony/rest-bundle" "@dev"</text:span></text:p>
      <text:p text:style-name="P9"><text:span text:style-name="Source_20_Text">php composer.phar require "jms/serializer-bundle" "@dev"</text:span></text:p>
      <text:p text:style-name="P9"><text:span text:style-name="Source_20_Text">php composer.phar require "nelmio/api-doc-bundle" "@dev"</text:span></text:p>
      <text:p text:style-name="Standard"><text:span text:style-name="Source_20_Text"><text:span text:style-name="T2">ou</text:span></text:span></text:p>
      <text:p text:style-name="P9"><text:span text:style-name="Source_20_Text"><text:span text:style-name="T1">composer</text:span></text:span><text:span text:style-name="Source_20_Text"> require "friendsofsymfony/rest-bundle" "@dev"</text:span></text:p>
      <text:p text:style-name="P9"><text:span text:style-name="Source_20_Text">composer require "jms/serializer-bundle" "@dev"</text:span></text:p>
      <text:p text:style-name="P9"><text:span text:style-name="Source_20_Text">composer require "nelmio/api-doc-bundle" "@dev"</text:span></text:p>
      <text:p text:style-name="Text_20_body"/>
      <text:p text:style-name="P1"><text:tab/>Ajouter les DEVS à appKernel.php</text:p>
      <text:p text:style-name="P9"><text:span text:style-name="Source_20_Text">// app/AppKernel.php</text:span></text:p>
      <text:p text:style-name="P9"><text:span text:style-name="Source_20_Text">$bundles = array(</text:span></text:p>
      <text:p text:style-name="P9"><text:span text:style-name="Source_20_Text"><text:s text:c="4"/>//..</text:span></text:p>
      <text:p text:style-name="P9"><text:span text:style-name="Source_20_Text"><text:s text:c="4"/>new FOS\RestBundle\FOSRestBundle(),</text:span></text:p>
      <text:p text:style-name="P9"><text:span text:style-name="Source_20_Text"><text:s text:c="4"/>new JMS\SerializerBundle\JMSSerializerBundle(),</text:span></text:p>
      <text:p text:style-name="P9"><text:span text:style-name="Source_20_Text"><text:s text:c="4"/>new Nelmio\ApiDocBundle\NelmioApiDocBundle(),</text:span></text:p>
      <text:p text:style-name="Standard"><text:span text:style-name="Source_20_Text"><text:span text:style-name="T2">Configurer Configurer les DEVS: :</text:span></text:span><text:span text:style-name="Source_20_Text"> </text:span></text:p>
      <text:p text:style-name="P9"><text:span text:style-name="Source_20_Text">#app/config/config.yml</text:span></text:p>
      <text:p text:style-name="P9"><text:span text:style-name="Source_20_Text">nelmio_api_doc: ~</text:span></text:p>
      <text:p text:style-name="P9"><text:span text:style-name="Source_20_Text"/></text:p>
      <text:p text:style-name="P9"><text:span text:style-name="Source_20_Text">sensio_framework_extra:</text:span></text:p>
      <text:p text:style-name="P9"><text:span text:style-name="Source_20_Text"><text:s text:c="4"/>view:</text:span></text:p>
      <text:p text:style-name="P9"><text:span text:style-name="Source_20_Text"><text:s text:c="8"/>annotations: false</text:span></text:p>
      <text:p text:style-name="P9"><text:span text:style-name="Source_20_Text"><text:s text:c="4"/></text:span></text:p>
      <text:p text:style-name="P9"><text:span text:style-name="Source_20_Text">fos_rest:</text:span></text:p>
      <text:p text:style-name="P9"><text:span text:style-name="Source_20_Text"><text:s text:c="4"/>param_fetcher_listener: true</text:span></text:p>
      <text:p text:style-name="P9"><text:span text:style-name="Source_20_Text"><text:s text:c="4"/>body_listener: true</text:span></text:p>
      <text:p text:style-name="P9"><text:span text:style-name="Source_20_Text"><text:s text:c="4"/>format_listener: true</text:span></text:p>
      <text:p text:style-name="P9"><text:span text:style-name="Source_20_Text"><text:s text:c="4"/>view:</text:span></text:p>
      <text:p text:style-name="P9"><text:span text:style-name="Source_20_Text"><text:s text:c="8"/>view_response_listener: 'force'</text:span></text:p>
      <text:h text:style-name="Heading_20_2" text:outline-level="2"><text:bookmark text:name="step-1b-the-blog-bundle"/>Step 1.B Creér le Bundle</text:h>
      <text:h text:style-name="Heading_20_2" text:outline-level="2"><text:bookmark text:name="step-1c-the-model"/>Step 1.C The Model alias Entities + creation BDD</text:h>
      <text:p text:style-name="Standard"/>
      <text:p text:style-name="Text_20_body">Si la base de donnée et les table sont déjà existante</text:p>
      <text:p text:style-name="P9"><text:span text:style-name="Source_20_Text">php app/console doctrine:mapping:convert xml ./src/Acme/BlogBundle/Resources/config/doctrine/metadata/orm --from-database –force</text:span></text:p>
      <text:p text:style-name="P9"><text:span text:style-name="Source_20_Text">php app/console doctrine:mapping:import AcmeBlogBundle annotation</text:span></text:p>
      <text:p text:style-name="P9"><text:span text:style-name="Source_20_Text">php app/console doctrine:generate:entities AcmeBlogBundle</text:span></text:p>
      <text:p text:style-name="P7"/>
      <text:p text:style-name="Text_20_body"><text:soft-page-break/>Sinon, la crée, le format annotation est recommandé, et vous devrez créer les relation entre les tables dans les entités ect...</text:p>
      <text:p text:style-name="P9"><text:span text:style-name="Source_20_Text">php app/console doctrine:generate:entities </text:span></text:p>
      <text:p text:style-name="P9"><text:span text:style-name="Source_20_Text">php app/console doctrine:database:create</text:span></text:p>
      <text:p text:style-name="P9"><text:span text:style-name="Source_20_Text">php app/console doctrine:schema:create</text:span></text:p>
      <text:p text:style-name="Standard"/>
      <text:p text:style-name="P18">Ensuite, une fois que vos entités ont été créer,</text:p>
      <text:p text:style-name="P18"/>
      <text:p text:style-name="P18">vérifier qu'il y a sur chaqu'une de vos entité :</text:p>
      <text:list xml:id="list4683290101696285625" text:style-name="L1">
        <text:list-item>
          <text:p text:style-name="P22">« <text:span text:style-name="T8">use JMS\Serializer\Annotation\ExclusionPolicy</text:span>; »</text:p>
        </text:list-item>
        <text:list-item>
          <text:p text:style-name="P22">« <text:span text:style-name="T8">use JMS\Serializer\Annotation\Expose</text:span>; »</text:p>
        </text:list-item>
        <text:list-item>
          <text:p text:style-name="P22">qu'il y est dans les annotations de class de vos entité, l'annotation « @ExclusionPolicy("all") »</text:p>
        </text:list-item>
        <text:list-item>
          <text:p text:style-name="P22">que pour chaque champs propres à votre table qu'il y est l'annotation « @Expose »</text:p>
        </text:list-item>
      </text:list>
      <text:h text:style-name="Heading_20_2" text:outline-level="2"><text:bookmark text:name="step-1d-the-page-form"/>Step 1.D The Entities Form</text:h>
      <text:p text:style-name="Standard"/>
      <text:p text:style-name="Text_20_body">«<text:span text:style-name="T8">Entity</text:span>» devra être remplacer par <text:s/>les/l'entité choisie</text:p>
      <text:p text:style-name="P9"><text:span text:style-name="Source_20_Text">php app/console doctrine:generate:form AcmeBlogBundle:Entity</text:span></text:p>
      <text:p text:style-name="P4">Attention : Entity sera ici notre exemple, il ne sera donc plus indiquer que vous devez le remplacer voici son schema :</text:p>
      <text:p text:style-name="P10">&lt;?xml version="1.0" encoding="utf-8"?&gt;</text:p>
      <text:p text:style-name="P10">&lt;doctrine-mapping xmlns="http://doctrine-project.org/schemas/orm/doctrine-mapping" xmlns:xsi="http://www.w3.org/2001/XMLSchema-instance" xsi:schemaLocation="http://doctrine-project.org/schemas/orm/doctrine-mapping http://doctrine-project.org/schemas/orm/doctrine-mapping.xsd"&gt;</text:p>
      <text:p text:style-name="P10"><text:s text:c="2"/>&lt;entity name="<text:span text:style-name="Source_20_Text">Entity</text:span>" table="<text:span text:style-name="Source_20_Text">Entity</text:span>"&gt;</text:p>
      <text:p text:style-name="P10"><text:s text:c="4"/>&lt;id name="id" type="integer" column="id"&gt;</text:p>
      <text:p text:style-name="P10"><text:s text:c="6"/>&lt;generator strategy="IDENTITY"/&gt;</text:p>
      <text:p text:style-name="P10"><text:s text:c="4"/>&lt;/id&gt;</text:p>
      <text:p text:style-name="P10"><text:s text:c="4"/>&lt;field name="name" type="string" column="name" length="255" nullable="false"/&gt;</text:p>
      <text:p text:style-name="P10"><text:s text:c="2"/>&lt;/entity&gt;</text:p>
      <text:p text:style-name="P10">&lt;/doctrine-mapping&gt;</text:p>
      <text:p text:style-name="P17"><text:span text:style-name="T21">La fonction</text:span> « <text:span text:style-name="T8">get name()</text:span> » <text:span text:style-name="T21">devra juste faire</text:span> « <text:span text:style-name="T8">return ''</text:span> », <text:span text:style-name="T21">pour la modification d'entité dans vos tables.</text:span></text:p>
      <text:h text:style-name="Heading_20_2" text:outline-level="2"><text:bookmark text:name="step-2---start-with-rest"/>Step 2 - Start with Rest</text:h>
      <text:h text:style-name="Heading_20_3" text:outline-level="3"><text:bookmark text:name="step-2a---the-functional-test"/>Step 2.A - <text:bookmark text:name="step-2c---adding-the-routes"/>Adding the routes</text:h>
      <text:p text:style-name="Preformatted_20_Text"><text:span text:style-name="Source_20_Text"/></text:p>
      <text:p text:style-name="Text_20_body"><text:span text:style-name="Source_20_Text"><text:span text:style-name="T2">Rajouter une route dans le routage général</text:span></text:span></text:p>
      <text:p text:style-name="P9"><text:span text:style-name="Source_20_Text"># /app/config/routing.yml</text:span></text:p>
      <text:p text:style-name="P9"><text:span text:style-name="Source_20_Text">Bundle_route:</text:span></text:p>
      <text:p text:style-name="P9"><text:span text:style-name="Source_20_Text"><text:s text:c="4"/>type: <text:s text:c="4"/>rest</text:span></text:p>
      <text:p text:style-name="P9"><text:span text:style-name="Source_20_Text"><text:s text:c="4"/>prefix: <text:s text:c="2"/>/my_prefix</text:span></text:p>
      <text:p text:style-name="P9"><text:span text:style-name="Source_20_Text"><text:s text:c="4"/>resource: "@AcmeBlogBundle/Resources/config/routes.yml"</text:span></text:p>
      <text:p text:style-name="P9"><text:span text:style-name="Source_20_Text"/></text:p>
      <text:p text:style-name="P9"><text:span text:style-name="Source_20_Text">NelmioApiDocBundle:</text:span></text:p>
      <text:p text:style-name="P9"><text:span text:style-name="Source_20_Text"><text:s text:c="4"/>resource: "@NelmioApiDocBundle/Resources/config/routing.yml"</text:span></text:p>
      <text:p text:style-name="P9"><text:span text:style-name="Source_20_Text"><text:s text:c="4"/>prefix: <text:s text:c="2"/>/api/doc</text:span></text:p>
      <text:p text:style-name="Standard"><text:span text:style-name="Source_20_Text"><text:span text:style-name="T2"/></text:span></text:p>
      <text:p text:style-name="Standard"><text:span text:style-name="Source_20_Text"><text:span text:style-name="T2">Rajouter une route dans bundle:</text:span></text:span><text:span text:style-name="Source_20_Text"> </text:span></text:p>
      <text:p text:style-name="P19"><text:span text:style-name="Source_20_Text"/></text:p>
      <text:p text:style-name="P9"><text:span text:style-name="Source_20_Text"># /src/Acme/BlogBundle/Resources/config/routes.yml</text:span></text:p>
      <text:p text:style-name="P9"><text:span text:style-name="Source_20_Text">acme_blog_Page:</text:span></text:p>
      <text:p text:style-name="P9"><text:span text:style-name="Source_20_Text"><text:s text:c="4"/>type: rest</text:span></text:p>
      <text:p text:style-name="P9"><text:span text:style-name="Source_20_Text"><text:s text:c="4"/>prefix: /v1 #pas obligatoire mais c'est pour eviter certains conflits,<text:line-break/> <text:s text:c="15"/>#dans mon cas, je ne l'utilise pas</text:span></text:p>
      <text:p text:style-name="P9"><text:span text:style-name="Source_20_Text"><text:s text:c="4"/>resource: "Acme\BlogBundle\Controller\EntityController"</text:span></text:p>
      <text:p text:style-name="Preformatted_20_Text"><text:span text:style-name="Source_20_Text"><text:span text:style-name="T2"/></text:span></text:p>
      <text:h text:style-name="Heading_20_3" text:outline-level="3"><text:span text:style-name="Source_20_Text">Step 2.B - The controller<text:line-break/></text:span><text:span text:style-name="Source_20_Text"><text:span text:style-name="T13">Step 2.B.1 - Get a specific Entity or All entity</text:span></text:span></text:h>
      <text:p text:style-name="Text_20_body"><text:span text:style-name="Source_20_Text"/></text:p>
      <text:p text:style-name="Preformatted_20_Text"><text:span text:style-name="Source_20_Text">Créer votre controleur et rajouter :</text:span></text:p>
      <text:list xml:id="list317203902895234889" text:style-name="L2">
        <text:list-item>
          <text:p text:style-name="P23"><text:span text:style-name="Source_20_Text">« </text:span><text:span text:style-name="Source_20_Text"><text:span text:style-name="T8">use FOS\RestBundle\Controller\FOSRestController</text:span></text:span><text:span text:style-name="Source_20_Text"> »</text:span></text:p>
        </text:list-item>
        <text:list-item>
          <text:p text:style-name="P23"><text:span text:style-name="Source_20_Text">« </text:span><text:span text:style-name="Source_20_Text"><text:span text:style-name="T8">use FOS\RestBundle\Controller\Annotations as Rest</text:span></text:span><text:span text:style-name="Source_20_Text"> ; » Il est primordial pour générer une view pour le format html.</text:span></text:p>
        </text:list-item>
        <text:list-item>
          <text:p text:style-name="P23"><text:span text:style-name="Source_20_Text">« </text:span><text:span text:style-name="Source_20_Text"><text:span text:style-name="T8">extends FOSRestController</text:span></text:span><text:span text:style-name="Source_20_Text"> » à votre classe.</text:span></text:p>
        </text:list-item>
        <text:list-item>
          <text:p text:style-name="P23"><text:span text:style-name="Source_20_Text">Une simple fonction qui trouve une entité en fonction de son id et qui le retourne un tableau.</text:span></text:p>
        </text:list-item>
        <text:list-item>
          <text:p text:style-name="P23"><text:span text:style-name="Source_20_Text">Les commentaires et annotations pour la documentation</text:span></text:p>
        </text:list-item>
        <text:list-item>
          <text:p text:style-name="P23"><text:span text:style-name="Source_20_Text">« </text:span><text:span text:style-name="Source_20_Text"><text:span text:style-name="T8">@Rest\View()</text:span></text:span><text:span text:style-name="Source_20_Text"> » dans les commentaires de la fonction, pour la view au format html pour la route.</text:span></text:p>
        </text:list-item>
      </text:list>
      <text:p text:style-name="Preformatted_20_Text"><text:span text:style-name="Source_20_Text"/></text:p>
      <text:p text:style-name="P9"><text:span text:style-name="Source_20_Text">// /src/Acme/BlogBundle/Controller/EntityController.php</text:span></text:p>
      <text:p text:style-name="P9"><text:span text:style-name="Source_20_Text"/></text:p>
      <text:p text:style-name="P9"><text:span text:style-name="Source_20_Text">namespace Acme\BlogBundle\Controller;</text:span></text:p>
      <text:p text:style-name="P9"><text:span text:style-name="Source_20_Text"/></text:p>
      <text:p text:style-name="P9"><text:span text:style-name="Source_20_Text">use Symfony\Bundle\FrameworkBundle\Controller\Controller;</text:span></text:p>
      <text:p text:style-name="P9"><text:span text:style-name="Source_20_Text">use FOS\RestBundle\Controller\FOSRestController;</text:span></text:p>
      <text:p text:style-name="P9"><text:span text:style-name="Source_20_Text">use FOS\RestBundle\Controller\Annotations as Rest;</text:span></text:p>
      <text:p text:style-name="P9"><text:span text:style-name="Source_20_Text"/></text:p>
      <text:p text:style-name="P9"><text:span text:style-name="Source_20_Text">class EntityController extends FOSRestController {</text:span></text:p>
      <text:p text:style-name="P9"><text:span text:style-name="Source_20_Text"/></text:p>
      <text:p text:style-name="P9"><text:span text:style-name="Source_20_Text"><text:s text:c="4"/>/**</text:span></text:p>
      <text:p text:style-name="P9"><text:span text:style-name="Source_20_Text"><text:s text:c="5"/>* @ApiDoc(</text:span></text:p>
      <text:p text:style-name="P9"><text:span text:style-name="Source_20_Text"><text:s text:c="5"/>* resource=true,</text:span></text:p>
      <text:p text:style-name="P9"><text:span text:style-name="Source_20_Text"><text:s text:c="5"/>* <text:s/>description="Get entity instance",</text:span></text:p>
      <text:p text:style-name="P9"><text:span text:style-name="Source_20_Text"><text:s text:c="5"/>* <text:s/>output = "Acme\BlogBundle\Entity\Organisation",</text:span></text:p>
      <text:p text:style-name="P9"><text:span text:style-name="Source_20_Text"><text:s text:c="5"/>* <text:s/>statusCodes = {</text:span></text:p>
      <text:p text:style-name="P9"><text:span text:style-name="Source_20_Text"><text:s text:c="5"/>* <text:s text:c="4"/>200 = "Returned when successful",</text:span></text:p>
      <text:p text:style-name="P9"><text:span text:style-name="Source_20_Text"><text:s text:c="5"/>* <text:s text:c="4"/>404 = "Returned when the entity is not found"</text:span></text:p>
      <text:p text:style-name="P9"><text:span text:style-name="Source_20_Text"><text:s text:c="5"/>* <text:s text:c="2"/>}</text:span></text:p>
      <text:p text:style-name="P9"><text:span text:style-name="Source_20_Text"><text:s text:c="5"/>* )</text:span></text:p>
      <text:p text:style-name="P9"><text:span text:style-name="Source_20_Text"><text:s text:c="5"/>* </text:span></text:p>
      <text:p text:style-name="P9"><text:span text:style-name="Source_20_Text"><text:s text:c="5"/>* Get entity instance</text:span></text:p>
      <text:p text:style-name="P9"><text:span text:style-name="Source_20_Text"><text:s text:c="5"/>* @param int $id Id of the entity</text:span></text:p>
      <text:p text:style-name="P9"><text:span text:style-name="Source_20_Text"><text:s text:c="5"/>* @return array Entity</text:span></text:p>
      <text:p text:style-name="P9"><text:span text:style-name="Source_20_Text"><text:s text:c="5"/>* @throws NotFoundHttpException when entity not exist</text:span></text:p>
      <text:p text:style-name="P9"><text:span text:style-name="Source_20_Text"><text:s text:c="5"/>* </text:span></text:p>
      <text:p text:style-name="P9"><text:span text:style-name="Source_20_Text"><text:s text:c="5"/>* @Rest\View()</text:span></text:p>
      <text:p text:style-name="P9"><text:span text:style-name="Source_20_Text"><text:s text:c="5"/>*/</text:span></text:p>
      <text:p text:style-name="P9"><text:span text:style-name="Source_20_Text"><text:s text:c="4"/>public function getOrganisationAction($id) {</text:span></text:p>
      <text:p text:style-name="P9"><text:span text:style-name="Source_20_Text"><text:s text:c="8"/>$em = $this-&gt;getDoctrine()-&gt;getManager();</text:span></text:p>
      <text:p text:style-name="P9"><text:span text:style-name="Source_20_Text"><text:s text:c="8"/>$entity = $em-&gt;getRepository('AcmeBlogBundle:Entity')-&gt;find($id);</text:span></text:p>
      <text:p text:style-name="P9"><text:span text:style-name="Source_20_Text"><text:s text:c="8"/>if (!$entity) {</text:span></text:p>
      <text:p text:style-name="P9"><text:span text:style-name="Source_20_Text"><text:s text:c="12"/>throw $this-&gt;createNotFoundException('Unable to find organisation entity');</text:span></text:p>
      <text:p text:style-name="P9"><text:span text:style-name="Source_20_Text"><text:s text:c="8"/>}</text:span></text:p>
      <text:p text:style-name="P9"><text:span text:style-name="Source_20_Text"><text:s text:c="8"/>return array('entity' =&gt; $entity);</text:span></text:p>
      <text:p text:style-name="P9"><text:span text:style-name="Source_20_Text"><text:s text:c="4"/>}</text:span></text:p>
      <text:p text:style-name="P9"><text:span text:style-name="Source_20_Text"/></text:p>
      <text:p text:style-name="P9"><text:span text:style-name="Source_20_Text">}</text:span></text:p>
      <text:p text:style-name="Text_20_body"><text:soft-page-break/><text:span text:style-name="Source_20_Text"><text:span text:style-name="T2"/></text:span></text:p>
      <text:p text:style-name="Text_20_body"><text:span text:style-name="Source_20_Text"><text:span text:style-name="T2">Normalement, les chemins font générer automatiquement quand vous aller créer des fonction à les/le contrôleur qui représente le contrôleur d'une de vos entités ou Model.<text:line-break/>Faite sur le console « </text:span></text:span><text:span text:style-name="Source_20_Text"><text:span text:style-name="T9">php app/console debug:router</text:span></text:span><text:span text:style-name="Source_20_Text"><text:span text:style-name="T2"> » pour connaître les routes, </text:span></text:span></text:p>
      <text:p text:style-name="Text_20_body"><text:span text:style-name="Source_20_Text"><text:span text:style-name="T2">Vous remarquer qu'il aura créer une route du nom « g</text:span></text:span><text:span text:style-name="Source_20_Text"><text:span text:style-name="T9">et_entity</text:span></text:span><text:span text:style-name="Source_20_Text"><text:span text:style-name="T2"> » dépendant d'un id et d'un format. Ce format peut être un json, xml ou html, Pour le html, il faudra créer un template du nom de votre fonction sans la partie «</text:span></text:span><text:span text:style-name="Source_20_Text"><text:span text:style-name="T9"> Action </text:span></text:span><text:span text:style-name="Source_20_Text"><text:span text:style-name="T2">», d'où le faite qu'on effectue les rajout indiquer plus haut. Voici un exemple :</text:span></text:span></text:p>
      <text:p text:style-name="P9"><text:span text:style-name="Source_20_Text">// /src/Acme/BlogBundle/Ressources/views/Entity/EntityController.php</text:span></text:p>
      <text:p text:style-name="P9"><text:span text:style-name="Source_20_Text">&lt;ul&gt;</text:span></text:p>
      <text:p text:style-name="P9"><text:span text:style-name="Source_20_Text">&lt;li&gt;</text:span></text:p>
      <text:p text:style-name="P9"><text:span text:style-name="Source_20_Text"><text:s text:c="4"/>id : {{ entity.id }}&lt;br /&gt;</text:span></text:p>
      <text:p text:style-name="P9"><text:span text:style-name="Source_20_Text"><text:s text:c="4"/>name : {{ entity.name }}</text:span></text:p>
      <text:p text:style-name="P9"><text:span text:style-name="Source_20_Text">&lt;/li&gt;</text:span></text:p>
      <text:p text:style-name="P9"><text:span text:style-name="Source_20_Text">&lt;/ul&gt;</text:span></text:p>
      <text:p text:style-name="Preformatted_20_Text"><text:span text:style-name="Source_20_Text"/></text:p>
      <text:p text:style-name="Text_20_body"><text:span text:style-name="Source_20_Text"><text:span text:style-name="T2">Maintenant que sa fonctionne pour les 3 formats, vous pouvez vérifier votre documentation qui a été générer via l'annotation «  </text:span></text:span><text:span text:style-name="Source_20_Text"><text:span text:style-name="T9">@ApiDoc</text:span></text:span><text:span text:style-name="Source_20_Text"><text:span text:style-name="T2"> » qui permet de vérifier et tester aussi votre lien de routage, pour ce faire vous devez rentrer dans votre navigateur le lien de routage que nous avons définit plus haut qui «</text:span></text:span><text:span text:style-name="Source_20_Text"><text:span text:style-name="T9"> /api/doc</text:span></text:span><text:span text:style-name="Source_20_Text"><text:span text:style-name="T2"> ».</text:span></text:span></text:p>
      <text:p text:style-name="Text_20_body"><text:span text:style-name="Source_20_Text"><text:span text:style-name="T2">La suite logique est de faire la fonction « </text:span></text:span><text:span text:style-name="Source_20_Text"><text:span text:style-name="T8">get</text:span></text:span><text:span text:style-name="Source_20_Text"><text:span text:style-name="T12">Entitys</text:span></text:span><text:span text:style-name="Source_20_Text"><text:span text:style-name="T8">Action()</text:span></text:span><text:span text:style-name="Source_20_Text"> » </text:span><text:span text:style-name="Source_20_Text"><text:span text:style-name="T2">sur la même méthodologie que</text:span></text:span><text:span text:style-name="Source_20_Text"> « </text:span><text:span text:style-name="Source_20_Text"><text:span text:style-name="T2"> </text:span></text:span><text:span text:style-name="Source_20_Text"><text:span text:style-name="T8">getOrganisationAction($id)</text:span></text:span><text:span text:style-name="Source_20_Text"> » </text:span><text:span text:style-name="Source_20_Text"><text:span text:style-name="T2">avec la view qui va avec.</text:span></text:span></text:p>
      <text:p text:style-name="Text_20_body"><text:span text:style-name="Source_20_Text"><text:span text:style-name="T2">Vous remarquerez aussi le type méthode que celle ci demande pour être exécuter, FOSRESTBUNDLE créer de manière dynamique les méthodes qu'il faut pour récupérer une entité (GET), modifier (PUT), ajouter (POST) et supprimer(DELETE).</text:span></text:span></text:p>
      <text:p text:style-name="Text_20_body"><text:span text:style-name="Source_20_Text"><text:span text:style-name="T2">Cela est possible par rapport au nom de la fonction qui est déterminer :</text:span></text:span></text:p>
      <text:p text:style-name="Text_20_body"><text:span text:style-name="Source_20_Text"><text:span text:style-name="T2"/></text:span></text:p>
      <text:p text:style-name="P2"><text:span text:style-name="Source_20_Text"><text:span text:style-name="T20">méthode|Nom_Entité|Action($Paramètre) ;</text:span></text:span></text:p>
      <text:p text:style-name="P2"><text:span text:style-name="Source_20_Text"><text:span text:style-name="T20"/></text:span></text:p>
      <text:p text:style-name="P3"><text:span text:style-name="Source_20_Text"><text:span text:style-name="T20">Cela n'est possible que en respectant l'orde des élement et en indiquant la methode en minuscule, la première lettre du nom de l'entité et de « Action » en majuscule,<text:line-break/>Le nom de l'entité n'est pas obligatoire, de même pour les paramètre mais elle influencent le routage,</text:span></text:span></text:p>
      <text:h text:style-name="Heading_20_3" text:outline-level="3"><text:span text:style-name="Source_20_Text"><text:span text:style-name="T13">Step 2.B.</text:span></text:span><text:span text:style-name="Source_20_Text"><text:span text:style-name="T14">2</text:span></text:span><text:span text:style-name="Source_20_Text"><text:span text:style-name="T13"> - delete a specific Entity</text:span></text:span></text:h>
      <text:p text:style-name="Text_20_body"><text:span text:style-name="Source_20_Text"><text:span text:style-name="T13"/></text:span></text:p>
      <text:p text:style-name="Text_20_body"><text:span text:style-name="Source_20_Text"><text:span text:style-name="T3">Maintenant </text:span></text:span><text:span text:style-name="Source_20_Text"><text:span text:style-name="T4">Nous allons créer la fonction de suppression d’entité qui est simple et astucieux. En effet, si vous regarder les commentaires/annotations, on indiquait un statusCodes qui est un code HTML indiquant le statue de la page que l'on essaye de charger :</text:span></text:span></text:p>
      <text:list xml:id="list9221992977441796730" text:style-name="L3">
        <text:list-item>
          <text:p text:style-name="P25"><text:span text:style-name="Source_20_Text"><text:span text:style-name="T4">200 : Requête traitée avec succès </text:span></text:span></text:p>
        </text:list-item>
        <text:list-item>
          <text:p text:style-name="P25"><text:span text:style-name="Source_20_Text"><text:span text:style-name="T4">204 : Requête traitée avec succès mais pas d’information à renvoyer </text:span></text:span></text:p>
        </text:list-item>
        <text:list-item>
          <text:p text:style-name="P25"><text:span text:style-name="Source_20_Text"><text:span text:style-name="T4">404 : Échec de la requête</text:span></text:span></text:p>
        </text:list-item>
      </text:list>
      <text:p text:style-name="P5"><text:span text:style-name="Source_20_Text"><text:span text:style-name="T4">Remarquez qu'on parle de requête, en effet, le chargement d'une page internet est une requête de type GET fait par nos navigateur internet.</text:span></text:span></text:p>
      <text:p text:style-name="P5"><text:span text:style-name="Source_20_Text"><text:span text:style-name="T4">Nous utiliserons le code 204 et 404 pour indiquer si la requête de suppression à bien été effectuer.<text:line-break/>Cela évitera qu'on créer une views juste pour savoir l'état de la suppression</text:span></text:span><text:span text:style-name="Source_20_Text"><text:span text:style-name="T5">.</text:span></text:span></text:p>
      <text:p text:style-name="P20"><text:span text:style-name="Source_20_Text"><text:span text:style-name="T4"/></text:span></text:p>
      <text:p text:style-name="P11"><text:span text:style-name="Source_20_Text"><text:span text:style-name="T14">// /src/Acme/BlogBundle/Controller/EntityController.php</text:span></text:span></text:p>
      <text:p text:style-name="P11"><text:span text:style-name="Source_20_Text"><text:span text:style-name="T14">/**</text:span></text:span></text:p>
      <text:p text:style-name="P11"><text:span text:style-name="Source_20_Text"><text:span text:style-name="T14"><text:s text:c="5"/>* @ApiDoc(</text:span></text:span></text:p>
      <text:p text:style-name="P11"><text:span text:style-name="Source_20_Text"><text:span text:style-name="T14"><text:s text:c="5"/>* resource=true,</text:span></text:span></text:p>
      <text:p text:style-name="P11"><text:span text:style-name="Source_20_Text"><text:span text:style-name="T14"><text:s text:c="5"/>* <text:s/>description="Delete a Entity",</text:span></text:span></text:p>
      <text:p text:style-name="P11"><text:span text:style-name="Source_20_Text"><text:span text:style-name="T14"><text:s text:c="5"/>* <text:s/>statusCodes = {</text:span></text:span></text:p>
      <text:p text:style-name="P11"><text:span text:style-name="Source_20_Text"><text:span text:style-name="T14"><text:s text:c="5"/>* <text:s text:c="4"/>204 = "Returned when successful",</text:span></text:span></text:p>
      <text:p text:style-name="P11"><text:span text:style-name="Source_20_Text"><text:span text:style-name="T14"><text:s text:c="5"/>* <text:s text:c="4"/>404 = "Returned when the Entity is not found"</text:span></text:span></text:p>
      <text:p text:style-name="P11"><text:span text:style-name="Source_20_Text"><text:span text:style-name="T14"><text:s text:c="5"/>* <text:s text:c="2"/>}</text:span></text:span></text:p>
      <text:p text:style-name="P11"><text:span text:style-name="Source_20_Text"><text:span text:style-name="T14"><text:s text:c="5"/>* )</text:span></text:span></text:p>
      <text:p text:style-name="P12"><text:span text:style-name="Source_20_Text"><text:span text:style-name="T14"><text:s text:c="5"/>* Delete a Entity</text:span></text:span></text:p>
      <text:p text:style-name="P12"><text:span text:style-name="Source_20_Text"><text:span text:style-name="T14"><text:s text:c="5"/>* @var integer $id Id of the Entity</text:span></text:span></text:p>
      <text:p text:style-name="P11"><text:span text:style-name="Source_20_Text"><text:span text:style-name="T14"><text:s text:c="5"/>* @return View</text:span></text:span></text:p>
      <text:p text:style-name="P11"><text:span text:style-name="Source_20_Text"><text:span text:style-name="T14"><text:s text:c="5"/>* </text:span></text:span></text:p>
      <text:p text:style-name="P11"><text:span text:style-name="Source_20_Text"><text:span text:style-name="T14"><text:s text:c="5"/>* @Rest\View(statusCode=204)</text:span></text:span></text:p>
      <text:p text:style-name="P11"><text:span text:style-name="Source_20_Text"><text:span text:style-name="T14"><text:s text:c="5"/>*/</text:span></text:span></text:p>
      <text:p text:style-name="P11"><text:span text:style-name="Source_20_Text"><text:span text:style-name="T14"><text:s text:c="4"/>public function deleteEntityAction($id) {</text:span></text:span></text:p>
      <text:p text:style-name="P11"><text:span text:style-name="Source_20_Text"><text:span text:style-name="T14"><text:s text:c="8"/>$em = $this-&gt;getDoctrine()-&gt;getManager();</text:span></text:span></text:p>
      <text:p text:style-name="P13"><text:span text:style-name="Source_20_Text"><text:span text:style-name="T14"><text:s text:c="8"/>$entity = $em-&gt;getRepository('AcmeBlogBundle:Entity')-&gt;find($id);</text:span></text:span></text:p>
      <text:p text:style-name="P11"><text:span text:style-name="Source_20_Text"><text:span text:style-name="T14"><text:s text:c="8"/>if (!$entity) {</text:span></text:span></text:p>
      <text:p text:style-name="P11"><text:span text:style-name="Source_20_Text"><text:span text:style-name="T14"><text:s text:c="12"/>throw $this-&gt;createNotFoundException('Unable to find organisation entity');</text:span></text:span></text:p>
      <text:p text:style-name="P11"><text:span text:style-name="Source_20_Text"><text:span text:style-name="T14"><text:s text:c="8"/>}</text:span></text:span></text:p>
      <text:p text:style-name="P11"><text:span text:style-name="Source_20_Text"><text:span text:style-name="T14"><text:s text:c="8"/>$em-&gt;remove($entity);</text:span></text:span></text:p>
      <text:p text:style-name="P11"><text:span text:style-name="Source_20_Text"><text:span text:style-name="T14"><text:s text:c="8"/>$em-&gt;flush();</text:span></text:span></text:p>
      <text:p text:style-name="P11"><text:span text:style-name="Source_20_Text"><text:span text:style-name="T14"><text:s text:c="4"/>}</text:span></text:span></text:p>
      <text:p text:style-name="P15"><text:span text:style-name="Source_20_Text"><text:span text:style-name="T6">Pour tester cette fonction, nous pouvons utiliser 2 méthode :</text:span></text:span></text:p>
      <text:list xml:id="list2866588037844641834" text:style-name="L4">
        <text:list-item>
          <text:p text:style-name="P24"><text:span text:style-name="Source_20_Text"><text:span text:style-name="T6">via </text:span></text:span><text:span text:style-name="Source_20_Text"><text:span text:style-name="T10">Curl</text:span></text:span><text:span text:style-name="Source_20_Text"><text:span text:style-name="T6"> en effectuant </text:span></text:span><text:span text:style-name="Source_20_Text"><text:span text:style-name="T7">la commande suivante</text:span></text:span></text:p>
        </text:list-item>
      </text:list>
      <text:p text:style-name="P15"><text:span text:style-name="Source_20_Text"><text:span text:style-name="T6"/></text:span></text:p>
      <text:p text:style-name="P14"><text:span text:style-name="Source_20_Text"><text:span text:style-name="T17">curl -v -H "Accept: application/json" -H "Content-type: application/json" -X DELETE</text:span></text:span><text:span text:style-name="Source_20_Text"><text:span text:style-name="T13"> -d '{"</text:span></text:span><text:span text:style-name="Source_20_Text"><text:span text:style-name="T15">entity</text:span></text:span><text:span text:style-name="Source_20_Text"><text:span text:style-name="T13">":{"</text:span></text:span><text:span text:style-name="Source_20_Text"><text:span text:style-name="T15">id</text:span></text:span><text:span text:style-name="Source_20_Text"><text:span text:style-name="T13">":</text:span></text:span><text:span text:style-name="Source_20_Text"><text:span text:style-name="T15">1</text:span></text:span><text:span text:style-name="Source_20_Text"><text:span text:style-name="T13">}}' http://</text:span></text:span><text:span text:style-name="Source_20_Text"><text:span text:style-name="T15">l'url_indiquer dans le routage pour la suppression</text:span></text:span><text:span text:style-name="Source_20_Text"><text:span text:style-name="T13">/</text:span></text:span></text:p>
      <text:p text:style-name="P15"><text:span text:style-name="Source_20_Text"><text:span text:style-name="T6"/></text:span></text:p>
      <text:p text:style-name="P16"><text:span text:style-name="Source_20_Text"><text:span text:style-name="T6">Vous aurez </text:span></text:span><text:span text:style-name="Source_20_Text"><text:span text:style-name="T7">sûrement</text:span></text:span><text:span text:style-name="Source_20_Text"><text:span text:style-name="T6"> une erreur du faite que symfony 2.7 active l</text:span></text:span><text:span text:style-name="Source_20_Text"><text:span text:style-name="T7">a protection CSRF par défaut.</text:span></text:span></text:p>
      <text:list xml:id="list182712667956057" text:continue-numbering="true" text:style-name="L4">
        <text:list-item>
          <text:p text:style-name="P24"><text:span text:style-name="Source_20_Text"><text:span text:style-name="T6">via le</text:span></text:span><text:span text:style-name="Source_20_Text"><text:span text:style-name="T10"> bundle de nelmio (api/doc)</text:span></text:span><text:span text:style-name="Source_20_Text"><text:span text:style-name="T6"> qui permet te tester les tous les routage déclarés, ce qui est le cas de « </text:span></text:span><text:span text:style-name="Source_20_Text"><text:span text:style-name="T10">deleteEntityAction($id)</text:span></text:span><text:span text:style-name="Source_20_Text"><text:span text:style-name="T6"> » </text:span></text:span><text:span text:style-name="Source_20_Text"><text:span text:style-name="T7">dans la section sandbox.</text:span></text:span></text:p>
        </text:list-item>
      </text:list>
      <text:p text:style-name="P15"><text:span text:style-name="Source_20_Text"><text:span text:style-name="T7"/></text:span></text:p>
      <text:p text:style-name="P16"><text:span text:style-name="Source_20_Text"><text:span text:style-name="T7">Vous pouvez aussi faire une fonction de suppression total de l'entité Entity en créant la fonction « </text:span></text:span><text:span text:style-name="Source_20_Text"><text:span text:style-name="T10">deleteEntity</text:span></text:span><text:span text:style-name="Source_20_Text"><text:span text:style-name="T11">s</text:span></text:span><text:span text:style-name="Source_20_Text"><text:span text:style-name="T10">Action($id)</text:span></text:span><text:span text:style-name="Source_20_Text"><text:span text:style-name="T6"> »</text:span></text:span></text:p>
      <text:p text:style-name="P15"><text:span text:style-name="Source_20_Text"><text:span text:style-name="T6"/></text:span></text:p>
      <text:h text:style-name="P21" text:outline-level="3"><text:span text:style-name="Source_20_Text"><text:span text:style-name="T17">Step 2.B.</text:span></text:span><text:span text:style-name="Source_20_Text"><text:span text:style-name="T16">2</text:span></text:span><text:span text:style-name="Source_20_Text"><text:span text:style-name="T17"> - </text:span></text:span><text:span text:style-name="Source_20_Text"><text:span text:style-name="T18">put</text:span></text:span><text:span text:style-name="Source_20_Text"><text:span text:style-name="T17"> a </text:span></text:span><text:span text:style-name="Source_20_Text"><text:span text:style-name="T18">mofification for</text:span></text:span><text:span text:style-name="Source_20_Text"><text:span text:style-name="T17"> Entity</text:span></text:span></text:h>
      <text:p text:style-name="P6"><text:span text:style-name="Source_20_Text"><text:span text:style-name="T17"/></text:span></text:p>
      <text:p text:style-name="P26"><text:span text:style-name="Source_20_Text"><text:span text:style-name="T19">Pour cette partie reliser bien la fin de la partie 1.D, sinon vous n'arriverez pas à faire de modification dans vos base de donné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R</meta:initial-creator>
    <meta:creation-date>2015-06-23T10:08:33.48</meta:creation-date>
    <meta:generator>LibreOffice/4.4.3.2$Windows_x86 LibreOffice_project/88805f81e9fe61362df02b9941de8e38a9b5fd16</meta:generator>
    <dc:date>2015-06-23T18:27:10.440000000</dc:date>
    <meta:editing-duration>PT7H29M26S</meta:editing-duration>
    <meta:editing-cycles>44</meta:editing-cycles>
    <meta:document-statistic meta:table-count="0" meta:image-count="0" meta:object-count="0" meta:page-count="5" meta:paragraph-count="179" meta:word-count="1219" meta:character-count="9482" meta:non-whitespace-character-count="7989"/>
  </office:meta>
</office:document-meta>
</file>